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ff00" style:diagonal-bl-tr="none" style:diagonal-tl-br="none" fo:border-left="2.49pt solid #000000" fo:border-right="0.74pt solid #000000" style:rotation-align="none" fo:border-top="2.49pt solid #000000"/>
    </style:style>
    <style:style style:name="ce2" style:family="table-cell" style:parent-style-name="Default">
      <style:table-cell-properties fo:border-bottom="0.74pt solid #000000" fo:background-color="#00ff00" style:diagonal-bl-tr="none" style:diagonal-tl-br="none" fo:border-left="2.49pt solid #000000" fo:border-right="0.74pt solid #000000" style:rotation-align="none" fo:border-top="0.74pt solid #000000"/>
    </style:style>
    <style:style style:name="ce3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4" style:family="table-cell" style:parent-style-name="Default">
      <style:table-cell-properties fo:border-bottom="2.49pt solid #000000" fo:background-color="#00ff00" style:diagonal-bl-tr="none" style:diagonal-tl-br="none" fo:border-left="2.49pt solid #000000" fo:border-right="0.74pt solid #000000" style:rotation-align="none" fo:border-top="0.74pt solid #000000"/>
    </style:style>
    <style:style style:name="ce5" style:family="table-cell" style:parent-style-name="Default">
      <style:table-cell-properties fo:border-bottom="0.74pt solid #000000" fo:background-color="#00ff00" style:diagonal-bl-tr="none" style:diagonal-tl-br="none" fo:border-left="0.74pt solid #000000" fo:border-right="0.74pt solid #000000" style:rotation-align="none" fo:border-top="2.49pt solid #000000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00ff00" style:diagonal-bl-tr="none" style:diagonal-tl-br="none" fo:border="0.74pt solid #000000" style:rotation-align="none"/>
    </style:style>
    <style:style style:name="ce8" style:family="table-cell" style:parent-style-name="Default">
      <style:table-cell-properties fo:border-bottom="2.49pt solid #000000" fo:background-color="#00ff00" style:diagonal-bl-tr="none" style:diagonal-tl-br="none" fo:border-left="0.74pt solid #000000" fo:border-right="0.74pt solid #000000" style:rotation-align="none" fo:border-top="0.74pt solid #000000"/>
    </style:style>
    <style:style style:name="ce9" style:family="table-cell" style:parent-style-name="Default">
      <style:table-cell-properties fo:border-bottom="0.74pt solid #000000" fo:background-color="#00ff00" style:diagonal-bl-tr="none" style:diagonal-tl-br="none" fo:border-left="0.74pt solid #000000" fo:border-right="2.49pt solid #000000" style:rotation-align="none" fo:border-top="2.49pt solid #000000"/>
    </style:style>
    <style:style style:name="ce10" style:family="table-cell" style:parent-style-name="Default">
      <style:table-cell-properties fo:border-bottom="0.74pt solid #000000" fo:background-color="#00ff00" style:diagonal-bl-tr="none" style:diagonal-tl-br="none" fo:border-left="0.74pt solid #000000" fo:border-right="2.49pt solid #000000" style:rotation-align="none" fo:border-top="0.74pt solid #000000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12" style:family="table-cell" style:parent-style-name="Default">
      <style:table-cell-properties fo:border-bottom="2.49pt solid #000000" fo:background-color="#00ff00" style:diagonal-bl-tr="none" style:diagonal-tl-br="none" fo:border-left="0.74pt solid #000000" fo:border-right="2.49pt solid #000000" style:rotation-align="none" fo:border-top="0.74pt solid #000000"/>
    </style:style>
    <style:style style:name="ce13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0.74pt solid #000000"/>
    </style:style>
    <style:style style:name="ce14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2.49pt solid #000000"/>
    </style:style>
    <style:style style:name="ce15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2.49pt solid #000000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</style:style>
    <style:style style:name="ce18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9x3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10"/>
          <table:table-cell table:number-columns-repeated="1009"/>
        </table:table-row>
        <table:table-row table:style-name="ro1">
          <table:table-cell table:style-name="ce3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1"/>
          <table:table-cell/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10"/>
          <table:table-cell/>
          <table:table-cell table:style-name="ce3"/>
          <table:table-cell table:style-name="ce7"/>
          <table: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11"/>
          <table:table-cell/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1"/>
          <table:table-cell/>
          <table:table-cell table:style-name="ce3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11"/>
          <table:table-cell/>
          <table:table-cell table:style-name="ce2"/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3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10"/>
          <table:table-cell/>
          <table:table-cell table:style-name="ce3"/>
          <table:table-cell table:style-name="ce7"/>
          <table:table-cell table:style-name="ce10"/>
          <table:table-cell/>
          <table:table-cell table:style-name="ce3"/>
          <table:table-cell table:style-name="ce7"/>
          <table: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10"/>
          <table:table-cell table:number-columns-repeated="1009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2"/>
          <table:table-cell table:number-columns-repeated="100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4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6"/>
          <table:table-cell/>
          <table:table-cell table:style-name="ce1"/>
          <table:table-cell table:style-name="ce5" table:number-columns-repeated="2"/>
          <table:table-cell table:style-name="ce16"/>
          <table:table-cell/>
          <table:table-cell table:style-name="ce1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 table:number-columns-repeated="955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3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0"/>
          <table:table-cell/>
          <table:table-cell table:style-name="ce2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3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1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13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13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18"/>
          <table:table-cell table:style-name="ce8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6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6"/>
          <table:table-cell/>
          <table:table-cell table:style-name="ce1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 table:number-columns-repeated="955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 table:number-columns-repeated="2"/>
          <table:table-cell table:style-name="ce11"/>
          <table:table-cell/>
          <table:table-cell table:style-name="ce2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7" table:number-columns-repeated="2"/>
          <table:table-cell table:style-name="ce10"/>
          <table:table-cell/>
          <table:table-cell table:style-name="ce3"/>
          <table:table-cell table:style-name="ce7" table:number-columns-repeated="2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 table:number-columns-repeated="2"/>
          <table:table-cell table:style-name="ce11"/>
          <table:table-cell/>
          <table:table-cell table:style-name="ce2"/>
          <table:table-cell table:style-name="ce7" table:number-columns-repeated="2"/>
          <table:table-cell table:style-name="ce11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 table:number-columns-repeated="955"/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13"/>
          <table:table-cell table:style-name="ce8" table:number-columns-repeated="2"/>
          <table:table-cell table:style-name="ce12"/>
          <table:table-cell/>
          <table:table-cell table:style-name="ce13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6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6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9"/>
          <table:table-cell/>
          <table:table-cell table:style-name="ce1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9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1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4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12"/>
          <table:table-cell/>
          <table:table-cell table:style-name="ce4"/>
          <table:table-cell table:style-name="ce8" table:number-columns-repeated="2"/>
          <table:table-cell table:style-name="ce15"/>
          <table:table-cell/>
          <table:table-cell table:style-name="ce4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12"/>
          <table:table-cell/>
          <table:table-cell table:style-name="ce13"/>
          <table:table-cell table:style-name="ce8" table:number-columns-repeated="2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0"/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10"/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10"/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0"/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11"/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10"/>
          <table:table-cell table:number-columns-repeated="1020"/>
        </table:table-row>
        <table:table-row table:style-name="ro1">
          <table:table-cell table:style-name="ce13"/>
          <table:table-cell table:style-name="ce8" table:number-columns-repeated="2"/>
          <table:table-cell table:style-name="ce1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5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3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/>
          <table:table-cell table:style-name="ce9"/>
          <table:table-cell table:number-columns-repeated="97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3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10"/>
          <table:table-cell table:number-columns-repeated="97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 table:number-columns-repeated="97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 table:number-columns-repeated="977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 table:number-columns-repeated="97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 table:number-columns-repeated="97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3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10"/>
          <table:table-cell table:number-columns-repeated="97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3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11"/>
          <table:table-cell table:number-columns-repeated="977"/>
        </table:table-row>
        <table:table-row table:style-name="ro1">
          <table:table-cell table:style-name="ce4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3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12"/>
          <table:table-cell/>
          <table:table-cell table:style-name="ce13"/>
          <table:table-cell table:style-name="ce8" table:number-columns-repeated="3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12"/>
          <table:table-cell table:number-columns-repeated="97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6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18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7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6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3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/>
          <table:table-cell table:style-name="ce9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3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3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 table:number-columns-repeated="2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3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 table:number-columns-repeated="953"/>
        </table:table-row>
        <table:table-row table:style-name="ro1"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/>
          <table:table-cell table:style-name="ce13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3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3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6"/>
          <table:table-cell/>
          <table:table-cell table:style-name="ce1"/>
          <table:table-cell table:style-name="ce5" table:number-columns-repeated="3"/>
          <table:table-cell table:style-name="ce17"/>
          <table:table-cell table:style-name="ce5"/>
          <table:table-cell table:style-name="ce9"/>
          <table:table-cell table:number-columns-repeated="97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 table:number-columns-repeated="97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11"/>
          <table:table-cell table:number-columns-repeated="97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7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7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7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7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 table:number-columns-repeated="977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3"/>
          <table:table-cell table:style-name="ce15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3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7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8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4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4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 table:number-columns-repeated="962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3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62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 table:number-columns-repeated="3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62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62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 table:number-columns-repeated="962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62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3"/>
          <table:table-cell table:style-name="ce11"/>
          <table:table-cell table:number-columns-repeated="962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3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0"/>
          <table:table-cell table:number-columns-repeated="962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4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3"/>
          <table:table-cell table:style-name="ce1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4"/>
          <table:table-cell table:style-name="ce12"/>
          <table:table-cell table:number-columns-repeated="96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9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10"/>
          <table:table-cell/>
          <table:table-cell table:style-name="ce3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4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4"/>
          <table:table-cell table:style-name="ce1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5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 table:number-columns-repeated="2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17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number-columns-repeated="955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18"/>
          <table:table-cell table:style-name="ce8" table:number-columns-repeated="4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3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3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17"/>
          <table:table-cell table:style-name="ce5" table:number-columns-repeated="4"/>
          <table:table-cell table:style-name="ce17"/>
          <table:table-cell table:style-name="ce5"/>
          <table:table-cell table:style-name="ce9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5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985"/>
        </table:table-row>
        <table:table-row table:style-name="ro1">
          <table:table-cell table:style-name="ce2"/>
          <table:table-cell table:style-name="ce6" table:number-columns-repeated="4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85"/>
        </table:table-row>
        <table:table-row table:style-name="ro1">
          <table:table-cell table:style-name="ce3"/>
          <table:table-cell table:style-name="ce7" table:number-columns-repeated="4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85"/>
        </table:table-row>
        <table:table-row table:style-name="ro1">
          <table:table-cell table:style-name="ce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8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8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7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85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8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0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9"/>
          <table:table-cell table:number-columns-repeated="948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1"/>
          <table:table-cell table:number-columns-repeated="948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number-columns-repeated="948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8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8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8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8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 table:number-columns-repeated="948"/>
        </table:table-row>
        <table:table-row table:style-name="ro1">
          <table:table-cell table:style-name="ce4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4"/>
          <table:table-cell table:style-name="ce18"/>
          <table:table-cell table:style-name="ce8"/>
          <table:table-cell table:style-name="ce12"/>
          <table:table-cell/>
          <table:table-cell table:style-name="ce13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4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6"/>
          <table:table-cell/>
          <table:table-cell table:style-name="ce1"/>
          <table:table-cell table:style-name="ce5"/>
          <table:table-cell table:style-name="ce17"/>
          <table:table-cell table:style-name="ce5" table:number-columns-repeated="4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9"/>
          <table:table-cell table:number-columns-repeated="948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 table:number-columns-repeated="948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 table:number-columns-repeated="948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8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8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8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8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 table:number-columns-repeated="948"/>
        </table:table-row>
        <table:table-row table:style-name="ro1"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4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4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4"/>
          <table:table-cell table:style-name="ce16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3"/>
        </table:table-row>
        <table:table-row table:style-name="ro1"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4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1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1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1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1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13"/>
        </table:table-row>
        <table:table-row table:style-name="ro1"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2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12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3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5"/>
          <table:table-cell/>
          <table:table-cell table:style-name="ce4"/>
          <table:table-cell table:style-name="ce8"/>
          <table:table-cell table:style-name="ce18"/>
          <table:table-cell table:style-name="ce8" table:number-columns-repeated="4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9"/>
          <table:table-cell/>
          <table:table-cell table:style-name="ce14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955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5"/>
        </table:table-row>
        <table:table-row table:style-name="ro1"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/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9"/>
          <table:table-cell table:number-columns-repeated="98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 table:number-columns-repeated="98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number-columns-repeated="98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1"/>
          <table:table-cell table:number-columns-repeated="98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8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 table:number-columns-repeated="98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8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 table:number-columns-repeated="983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8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4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4"/>
          <table:table-cell table:style-name="ce9"/>
          <table:table-cell/>
          <table:table-cell table:style-name="ce14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4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50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0"/>
          <table:table-cell/>
          <table:table-cell table:style-name="ce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0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0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0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0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0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0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0"/>
        </table:table-row>
        <table:table-row table:style-name="ro1"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4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5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96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6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6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6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6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6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6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65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6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5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9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100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6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6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95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57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7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6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16"/>
          <table:table-cell table:number-columns-repeated="957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 table:number-columns-repeated="957"/>
        </table:table-row>
        <table:table-row table:style-name="ro1"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4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957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7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7"/>
        </table:table-row>
        <table:table-row table:style-name="ro1">
          <table:table-cell table:style-name="ce3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7"/>
        </table:table-row>
        <table:table-row table:style-name="ro1"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5"/>
          <table:table-cell/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95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7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5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/>
          <table:table-cell table:style-name="ce4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10"/>
          <table:table-cell/>
          <table:table-cell table:style-name="ce3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53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0"/>
          <table:table-cell/>
          <table:table-cell table:style-name="ce2"/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53"/>
        </table:table-row>
        <table:table-row table:style-name="ro1"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4"/>
          <table:table-cell table:style-name="ce12"/>
          <table:table-cell/>
          <table:table-cell table:style-name="ce4"/>
          <table:table-cell table:style-name="ce8" table:number-columns-repeated="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17"/>
          <table:table-cell table:style-name="ce5" table:number-columns-repeated="2"/>
          <table:table-cell table:style-name="ce9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 table:number-columns-repeated="100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07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7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07"/>
        </table:table-row>
        <table:table-row table:style-name="ro1"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 table:number-columns-repeated="100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8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6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06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6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06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6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 table:number-columns-repeated="100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19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45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1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5"/>
        </table:table-row>
        <table:table-row table:style-name="ro1"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5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4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45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1"/>
          <table:table-cell table:number-columns-repeated="945"/>
        </table:table-row>
        <table:table-row table:style-name="ro1"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2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5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5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6"/>
          <table:table-cell table:number-columns-repeated="94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5"/>
        </table:table-row>
        <table:table-row table:style-name="ro1"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5"/>
          <table:table-cell/>
          <table:table-cell table:style-name="ce13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4"/>
          <table:table-cell table:style-name="ce18"/>
          <table:table-cell table:style-name="ce8"/>
          <table:table-cell table:style-name="ce12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6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4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5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5"/>
          <table:table-cell/>
          <table:table-cell table:style-name="ce4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1005"/>
        </table:table-row>
        <table:table-row table:style-name="ro1">
          <table:table-cell table:style-name="ce2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0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0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5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05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05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5"/>
        </table:table-row>
        <table:table-row table:style-name="ro1"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100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x20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/>
          <table:table-cell table:style-name="ce1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 table:number-columns-repeated="941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1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1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1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1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1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1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10"/>
          <table:table-cell table:number-columns-repeated="941"/>
        </table:table-row>
        <table:table-row table:style-name="ro1">
          <table:table-cell table:style-name="ce4"/>
          <table:table-cell table:style-name="ce8" table:number-columns-repeated="2"/>
          <table:table-cell table:style-name="ce18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4"/>
          <table:table-cell table:style-name="ce18"/>
          <table:table-cell table:style-name="ce8" table:number-columns-repeated="2"/>
          <table:table-cell table:style-name="ce12"/>
          <table:table-cell table:number-columns-repeated="94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/>
          <table:table-cell table:style-name="ce14"/>
          <table:table-cell table:style-name="ce5" table:number-columns-repeated="4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9"/>
          <table:table-cell/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/>
          <table:table-cell table:style-name="ce1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9"/>
          <table:table-cell table:number-columns-repeated="941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1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1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1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1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941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941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10"/>
          <table:table-cell/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/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0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941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8"/>
          <table:table-cell table:style-name="ce12"/>
          <table:table-cell/>
          <table:table-cell table:style-name="ce4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4"/>
          <table:table-cell table:style-name="ce12"/>
          <table:table-cell/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/>
          <table:table-cell table:style-name="ce12"/>
          <table:table-cell table:number-columns-repeated="94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9"/>
          <table:table-cell table:number-columns-repeated="1004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1"/>
          <table:table-cell table:number-columns-repeated="1004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10"/>
          <table:table-cell table:number-columns-repeated="1004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0"/>
          <table:table-cell table:number-columns-repeated="1004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number-columns-repeated="1004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2"/>
          <table:table-cell table:style-name="ce11"/>
          <table:table-cell table:number-columns-repeated="1004"/>
        </table:table-row>
        <table:table-row table:style-name="ro1">
          <table:table-cell table:style-name="ce3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3"/>
          <table:table-cell table:style-name="ce10"/>
          <table:table-cell table:number-columns-repeated="1004"/>
        </table:table-row>
        <table:table-row table:style-name="ro1">
          <table:table-cell table:style-name="ce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0"/>
          <table:table-cell table:number-columns-repeated="1004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4"/>
          <table:table-cell table:style-name="ce12"/>
          <table:table-cell table:number-columns-repeated="100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3:47:03.128962958</meta:creation-date>
    <dc:date>2021-01-21T13:54:52.677124339</dc:date>
    <meta:editing-duration>PT7M51S</meta:editing-duration>
    <meta:editing-cycles>1</meta:editing-cycles>
    <meta:document-statistic meta:table-count="18" meta:cell-count="36" meta:object-count="0"/>
    <meta:generator>LibreOffice/6.4.6.2$Linux_X86_64 LibreOffice_project/40$Build-2</meta:generator>
  </office:meta>
</office:document-meta>
</file>